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9.941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1.25cm" loext:decorative="false"/>
      <style:paragraph-properties style:writing-mode="lr-tb"/>
    </style:style>
    <style:style style:name="pr1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2" style:family="presentation" style:parent-style-name="Portfolio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paragraph-properties fo:margin-top="0.42cm" fo:margin-bottom="0.35cm" fo:text-align="start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fo:margin-top="0.42cm" fo:margin-bottom="0.35cm" fo:text-align="start"/>
      <style:text-properties fo:font-size="18pt" style:font-size-asian="18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draw:style-name="gr1" draw:text-style-name="P2" draw:layer="layout" svg:width="24cm" svg:height="10.191cm" svg:x="2cm" svg:y="2cm">
          <draw:text-box>
            <text:p text:style-name="P1"><text:span text:style-name="T1">Мониторинг СМИ: Использование AI для автоматического анализа и мониторинга новостей и отзывов в реальном времени.</text:span></text:p>
            <text:p text:style-name="P1"><text:span text:style-name="T1">Анализ Тональности: Оценка позитивных, негативных и нейтральных упоминаний с использованием методов NLP.</text:span></text:p>
            <text:p text:style-name="P1"><text:span text:style-name="T1">Анализ Трендов: Выявление временных трендов и влияния событий на репутацию компании.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ortfolio">
        <office:forms form:automatic-focus="false" form:apply-design-mode="false"/>
        <draw:frame draw:style-name="gr3" draw:text-style-name="P5" draw:layer="layout" svg:width="25cm" svg:height="11.5cm" svg:x="1.5cm" svg:y="2.5cm">
          <draw:text-box>
            <text:p text:style-name="P4"><text:span text:style-name="T2">Сбор Данных: Интеграция с базами данных, API </text:span><text:span text:style-name="T2">новостных сайтов и социальных сетей для </text:span><text:span text:style-name="T2">получения открытых данных.</text:span></text:p>
            <text:p text:style-name="P4"><text:span text:style-name="T3">Очистка Данных</text:span><text:span text:style-name="T4">: Удаление шума, </text:span><text:span text:style-name="T4">нормализация текста.</text:span></text:p>
            <text:p text:style-name="P4"><text:span text:style-name="T3">Анализ Тональности</text:span><text:span text:style-name="T4">: Использование TextBlob, </text:span><text:span text:style-name="T4">spaCy или других библиотек для определения </text:span><text:span text:style-name="T4">полярности и субъективности.</text:span></text:p>
            <text:p text:style-name="P4"><text:span text:style-name="T5">Визуализация</text:span><text:span text:style-name="T2">: Построение отчетов и графиков </text:span><text:span text:style-name="T2">для мониторинга и анализа.</text:span></text:p>
            <text:p text:style-name="P4"><text:span text:style-name="T5">Интеграция с Веб-Приложением:</text:span></text:p>
            <text:p text:style-name="P4"><text:span text:style-name="T5">API</text:span><text:span text:style-name="T2">: Разработка RESTful API для </text:span><text:span text:style-name="T2">взаимодействия с внешними системами.</text:span></text:p>
            <text:p text:style-name="P4"><text:span text:style-name="T5">Мониторинг и Поддержка:</text:span></text:p>
            <text:p text:style-name="P4"><text:span text:style-name="T2">Логи и Алерты: Настройка систем оповещений и </text:span><text:span text:style-name="T2">логирования.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21:12:01.295269388</meta:creation-date>
    <meta:editing-duration>PT15S</meta:editing-duration>
    <meta:editing-cycles>2</meta:editing-cycles>
    <meta:generator>LibreOffice/24.2.7.2$Linux_X86_64 LibreOffice_project/420$Build-2</meta:generator>
    <dc:title>Portfolio</dc:title>
    <dc:date>2025-03-12T21:23:45.223478407</dc:date>
    <meta:document-statistic meta:object-count="63"/>
  </office:meta>
</office:document-meta>
</file>